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vg:panose-1="2 11 6 4 2 2 2 2 2 4"/>
    <style:font-face style:name="Noto Serif CJK SC" svg:font-family="Noto Serif CJK SC" style:font-family-generic="system" svg:panose-1="2 11 6 4 2 2 2 2 2 4"/>
    <style:font-face style:name="Lohit Devanagari" svg:font-family="Lohit Devanagari" style:font-family-generic="system" svg:panose-1="2 11 6 4 2 2 2 2 2 4"/>
    <style:font-face style:name="Basic Sans" svg:font-family="Basic Sans" style:font-family-generic="roman" svg:panose-1="2 11 6 4 2 2 2 2 2 4"/>
    <style:font-face style:name="Times New Roman" svg:font-family="Times New Roman" style:font-family-generic="roman" style:font-pitch="variable" svg:panose-1="2 2 6 3 5 4 5 2 3 4"/>
    <style:font-face style:name="Liberation Sans" svg:font-family="Liberation Sans" style:font-family-generic="swiss" svg:panose-1="2 11 6 4 2 2 2 2 2 4"/>
    <style:font-face style:name="Noto Sans CJK SC" svg:font-family="Noto Sans CJK SC" style:font-family-generic="system" svg:panose-1="2 11 6 4 2 2 2 2 2 4"/>
    <style:font-face style:name="OpenSymbol" svg:font-family="OpenSymbol" style:font-family-generic="roma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5013in" text:min-label-width="0in" text:list-level-position-and-space-mode="label-alignment">
          <style:list-level-label-alignment text:label-followed-by="listtab" fo:margin-left="0.2506in" fo:text-indent="0.2506in"/>
        </style:list-level-properties>
      </text:list-level-style-number>
      <text:list-level-style-number text:level="2" style:num-suffix=")" style:num-format="A" style:num-letter-sync="true">
        <style:list-level-properties text:space-before="1.0013in" text:min-label-width="0in" text:list-level-position-and-space-mode="label-alignment">
          <style:list-level-label-alignment text:label-followed-by="listtab" fo:margin-left="0.5006in" fo:text-indent="0.5006in"/>
        </style:list-level-properties>
      </text:list-level-style-number>
      <text:list-level-style-number text:level="3" style:num-suffix="." style:num-format="1">
        <style:list-level-properties text:space-before="1.5013in" text:min-label-width="0in" text:list-level-position-and-space-mode="label-alignment">
          <style:list-level-label-alignment text:label-followed-by="listtab" fo:margin-left="0.7506in" fo:text-indent="0.7506in"/>
        </style:list-level-properties>
      </text:list-level-style-number>
      <text:list-level-style-number text:level="4" style:num-suffix="." style:num-format="1">
        <style:list-level-properties text:space-before="2.0013in" text:min-label-width="0in" text:list-level-position-and-space-mode="label-alignment">
          <style:list-level-label-alignment text:label-followed-by="listtab" fo:margin-left="1.0006in" fo:text-indent="1.0006in"/>
        </style:list-level-properties>
      </text:list-level-style-number>
      <text:list-level-style-number text:level="5" style:num-suffix="." style:num-format="1">
        <style:list-level-properties text:space-before="2.5013in" text:min-label-width="0in" text:list-level-position-and-space-mode="label-alignment">
          <style:list-level-label-alignment text:label-followed-by="listtab" fo:margin-left="1.2506in" fo:text-indent="1.2506in"/>
        </style:list-level-properties>
      </text:list-level-style-number>
      <text:list-level-style-number text:level="6" style:num-suffix="." style:num-format="1">
        <style:list-level-properties text:space-before="3.0013in" text:min-label-width="0in" text:list-level-position-and-space-mode="label-alignment">
          <style:list-level-label-alignment text:label-followed-by="listtab" fo:margin-left="1.5006in" fo:text-indent="1.5006in"/>
        </style:list-level-properties>
      </text:list-level-style-number>
      <text:list-level-style-number text:level="7" style:num-suffix="." style:num-format="1">
        <style:list-level-properties text:space-before="3.5013in" text:min-label-width="0in" text:list-level-position-and-space-mode="label-alignment">
          <style:list-level-label-alignment text:label-followed-by="listtab" fo:margin-left="1.7506in" fo:text-indent="1.7506in"/>
        </style:list-level-properties>
      </text:list-level-style-number>
      <text:list-level-style-number text:level="8" style:num-suffix="." style:num-format="1">
        <style:list-level-properties text:space-before="4.0013in" text:min-label-width="0in" text:list-level-position-and-space-mode="label-alignment">
          <style:list-level-label-alignment text:label-followed-by="listtab" fo:margin-left="2.0006in" fo:text-indent="2.0006in"/>
        </style:list-level-properties>
      </text:list-level-style-number>
      <text:list-level-style-number text:level="9" style:num-suffix="." style:num-format="1">
        <style:list-level-properties text:space-before="5.0013in" text:min-label-width="0in" text:list-level-position-and-space-mode="label-alignment">
          <style:list-level-label-alignment text:label-followed-by="listtab" fo:margin-left="2.5006in" fo:text-indent="2.5006in"/>
        </style:list-level-properties>
      </text:list-level-style-number>
    </text:list-style>
    <style:style style:name="P1" style:parent-style-name="Title" style:master-page-name="MP0" style:family="paragraph">
      <style:paragraph-properties/>
    </style:style>
    <style:style style:name="P2" style:parent-style-name="Standard" style:family="paragraph">
      <style:paragraph-properties fo:margin-left="0in">
        <style:tab-stops/>
      </style:paragraph-properties>
    </style:style>
    <style:style style:name="P3" style:parent-style-name="Standard" style:family="paragraph">
      <style:paragraph-properties fo:margin-left="0in">
        <style:tab-stops/>
      </style:paragraph-properties>
    </style:style>
    <style:style style:name="P4" style:parent-style-name="Standard" style:family="paragraph">
      <style:paragraph-properties fo:margin-left="0in">
        <style:tab-stops/>
      </style:paragraph-properties>
    </style:style>
    <style:style style:name="P5" style:parent-style-name="Standard" style:family="paragraph">
      <style:paragraph-properties fo:margin-left="0in">
        <style:tab-stops/>
      </style:paragraph-properties>
    </style:style>
    <style:style style:name="P6" style:parent-style-name="Standard" style:family="paragraph">
      <style:paragraph-properties fo:margin-left="0in">
        <style:tab-stops/>
      </style:paragraph-properties>
    </style:style>
    <style:style style:name="P7" style:parent-style-name="Standard" style:family="paragraph">
      <style:paragraph-properties fo:margin-left="0in">
        <style:tab-stops/>
      </style:paragraph-properties>
    </style:style>
    <style:style style:name="P8" style:parent-style-name="Standard" style:family="paragraph">
      <style:paragraph-properties fo:margin-left="0in">
        <style:tab-stops/>
      </style:paragraph-properties>
    </style:style>
    <style:style style:name="P9" style:parent-style-name="Standard" style:family="paragraph">
      <style:paragraph-properties fo:margin-left="0in">
        <style:tab-stops/>
      </style:paragraph-properties>
    </style:style>
    <style:style style:name="P10" style:parent-style-name="Standard" style:family="paragraph">
      <style:paragraph-properties fo:margin-left="0in">
        <style:tab-stops/>
      </style:paragraph-properties>
    </style:style>
    <style:style style:name="P11" style:parent-style-name="Standard" style:family="paragraph">
      <style:paragraph-properties fo:margin-left="0in">
        <style:tab-stops/>
      </style:paragraph-properties>
    </style:style>
    <style:style style:name="P12" style:parent-style-name="Standard" style:family="paragraph">
      <style:paragraph-properties fo:margin-left="0in">
        <style:tab-stops/>
      </style:paragraph-properties>
    </style:style>
    <style:style style:name="P13" style:parent-style-name="Standard" style:family="paragraph">
      <style:paragraph-properties fo:margin-left="0in">
        <style:tab-stops/>
      </style:paragraph-properties>
    </style:style>
    <style:style style:name="P14" style:parent-style-name="Standard" style:family="paragraph">
      <style:paragraph-properties fo:margin-left="0in">
        <style:tab-stops/>
      </style:paragraph-properties>
    </style:style>
    <style:style style:name="P15" style:parent-style-name="Standard" style:family="paragraph">
      <style:paragraph-properties fo:margin-left="0in">
        <style:tab-stops/>
      </style:paragraph-properties>
    </style:style>
    <style:style style:name="P16" style:parent-style-name="Standard" style:family="paragraph">
      <style:paragraph-properties fo:margin-left="0in">
        <style:tab-stops/>
      </style:paragraph-properties>
    </style:style>
    <style:style style:name="P17" style:parent-style-name="Standard" style:family="paragraph">
      <style:paragraph-properties fo:margin-left="0in">
        <style:tab-stops/>
      </style:paragraph-properties>
    </style:style>
    <style:style style:name="P18" style:parent-style-name="Standard" style:family="paragraph">
      <style:paragraph-properties fo:margin-left="0in">
        <style:tab-stops/>
      </style:paragraph-properties>
    </style:style>
    <style:style style:name="P19" style:parent-style-name="Standard" style:family="paragraph">
      <style:paragraph-properties fo:margin-left="0in">
        <style:tab-stops/>
      </style:paragraph-properties>
    </style:style>
    <style:style style:name="P20" style:parent-style-name="Standard" style:family="paragraph">
      <style:paragraph-properties fo:margin-left="0in">
        <style:tab-stops/>
      </style:paragraph-properties>
    </style:style>
    <style:style style:name="P21" style:parent-style-name="Standard" style:family="paragraph">
      <style:paragraph-properties fo:margin-left="0in">
        <style:tab-stops/>
      </style:paragraph-properties>
    </style:style>
    <style:style style:name="P22" style:parent-style-name="Standard" style:family="paragraph">
      <style:paragraph-properties fo:margin-left="0in">
        <style:tab-stops/>
      </style:paragraph-properties>
    </style:style>
    <style:style style:name="P23" style:parent-style-name="Standard" style:family="paragraph">
      <style:paragraph-properties fo:margin-left="0in">
        <style:tab-stops/>
      </style:paragraph-properties>
    </style:style>
    <style:style style:name="P24" style:parent-style-name="Standard" style:family="paragraph">
      <style:paragraph-properties fo:margin-left="0in">
        <style:tab-stops/>
      </style:paragraph-properties>
    </style:style>
    <style:style style:name="P25" style:parent-style-name="Standard" style:family="paragraph">
      <style:paragraph-properties fo:margin-left="0in">
        <style:tab-stops/>
      </style:paragraph-properties>
    </style:style>
    <style:style style:name="P26" style:parent-style-name="Standard" style:family="paragraph">
      <style:paragraph-properties fo:margin-left="0in">
        <style:tab-stops/>
      </style:paragraph-properties>
    </style:style>
    <style:style style:name="P27" style:parent-style-name="Standard" style:family="paragraph">
      <style:paragraph-properties fo:margin-left="0in">
        <style:tab-stops/>
      </style:paragraph-properties>
    </style:style>
    <style:style style:name="P28" style:parent-style-name="Standard" style:family="paragraph">
      <style:paragraph-properties fo:margin-left="0in">
        <style:tab-stops/>
      </style:paragraph-properties>
    </style:style>
    <style:style style:name="P29" style:parent-style-name="Standard" style:family="paragraph">
      <style:paragraph-properties fo:margin-left="0in">
        <style:tab-stops/>
      </style:paragraph-properties>
    </style:style>
    <style:style style:name="P30" style:parent-style-name="Standard" style:family="paragraph">
      <style:paragraph-properties fo:margin-left="0in">
        <style:tab-stops/>
      </style:paragraph-properties>
    </style:style>
    <style:style style:name="P31" style:parent-style-name="Standard" style:family="paragraph">
      <style:paragraph-properties fo:margin-left="0in">
        <style:tab-stops/>
      </style:paragraph-properties>
    </style:style>
    <style:style style:name="P32" style:parent-style-name="Standard" style:family="paragraph">
      <style:paragraph-properties fo:margin-left="0in">
        <style:tab-stops/>
      </style:paragraph-properties>
    </style:style>
    <style:style style:name="P33" style:parent-style-name="Standard" style:family="paragraph">
      <style:paragraph-properties fo:margin-left="0in">
        <style:tab-stops/>
      </style:paragraph-properties>
    </style:style>
    <style:style style:name="P34" style:parent-style-name="Standard" style:family="paragraph">
      <style:paragraph-properties fo:margin-left="0in">
        <style:tab-stops/>
      </style:paragraph-properties>
    </style:style>
    <style:style style:name="P35" style:parent-style-name="Standard" style:family="paragraph">
      <style:paragraph-properties fo:margin-left="0in">
        <style:tab-stops/>
      </style:paragraph-properties>
    </style:style>
  </office:automatic-styles>
  <office:body>
    <office:text text:use-soft-page-breaks="true">
      <text:p text:style-name="P1">List of Issues, Ideas, To-Dos</text:p>
      <text:p text:style-name="Standard"/>
      <text:list text:style-name="LFO1" text:continue-numbering="true">
        <text:list-item>
          <text:p text:style-name="P2">Evolutionarily, why do creatures with group intentions do better? So, I won’t take a group action if I can’t sense that you are also committed to it. It would be a wasted effort. It’s not just a question of desire.<text:s/></text:p>
        </text:list-item>
        <text:list-item>
          <text:p text:style-name="P3">Desires could get you there. But if I am constrained, then I have to be in your head, but then I can’t act. (Single register model)</text:p>
        </text:list-item>
        <text:list-item>
          <text:p text:style-name="P4">Group intentions function like individual intentions. If you don’t perceive the other’s intention, the group does not act.</text:p>
        </text:list-item>
        <text:list-item>
          <text:p text:style-name="P5">Prisoner’s dilemma – intentions allow one shot cooperation. Don’t need altruism. Nothing in the problem explains why you need people in different rooms.</text:p>
        </text:list-item>
        <text:list-item>
          <text:p text:style-name="P6">Ability to perceive mental states is not the same as beliefs about others. And why do I have my beliefs in the first place? Seeing another’s intention?</text:p>
        </text:list-item>
        <text:list-item>
          <text:p text:style-name="P7">Can I form an intention to drink a toxin tomorrow?<text:s/></text:p>
        </text:list-item>
        <text:list-item>
          <text:p text:style-name="P8">Do intentions negate the need for hierarchies of beliefs?</text:p>
        </text:list-item>
        <text:list-item>
          <text:p text:style-name="P9">Robinson Crusoe - probably useful here because intentions require allocation of<text:s/>resources in a constrained world. So, having this cog in the metnal machinery is helpful. Could give good explanations for some of the biases literature. But, there is more - it also serves a social function. The primitive hered, helps. Sure, Robinson Crusoe will make use of it.<text:s/></text:p>
        </text:list-item>
        <text:list-item>
          <text:p text:style-name="P10">Problems of trust and commitment. What is the response to the compaint that assuming mind reading short-circuits the reputation literature, etc.? It’s weak and it is consistent with the best interests of those involved.<text:s/></text:p>
        </text:list-item>
        <text:list-item>
          <text:p text:style-name="P11">Intention<text:s/>as a commitment device in social settings (and maybe even for self)? Some sort of interpersonal function. How does it guide behavior towards each other.<text:s/></text:p>
          <text:list text:continue-numbering="true">
            <text:list-item>
              <text:p text:style-name="P12">If individual intention is related to interpersonal activity, then group intention may be related to intergroup activity. Firm commitments are typically with respect to other stakeholder.</text:p>
            </text:list-item>
            <text:list-item>
              <text:p text:style-name="P13">Socially anchored intentions. Walking together example is very special. Most times groups are designed to do something with respect to other groups.<text:s/></text:p>
            </text:list-item>
            <text:list-item>
              <text:p text:style-name="P14">Maybe intentions are<text:s/>the glue that hold the group together and are what aggregate the beliefs and desires.<text:s/></text:p>
            </text:list-item>
            <text:list-item>
              <text:p text:style-name="P15">There is a kind of “safety” implied by group intentionality. It isn’t the same thing as belief. Seems different from trust.<text:s/></text:p>
            </text:list-item>
          </text:list>
        </text:list-item>
        <text:list-item>
          <text:p text:style-name="P16">Belief-desire model: issues of trust and reliance, reliability, etc.</text:p>
        </text:list-item>
        <text:list-item>
          <text:p text:style-name="P17">Could be an insensitivity to reassessment</text:p>
        </text:list-item>
        <text:list-item>
          <text:p text:style-name="P18">Also can be a commitment to a plan (perhaps due to #2)</text:p>
        </text:list-item>
        <text:list-item>
          <text:p text:style-name="P19">Intention is immune to calculus but not immune to radical calculus. There is a partial insensitivity.<text:s/></text:p>
        </text:list-item>
        <text:list-item>
          <text:p text:style-name="P20">Brian Notes</text:p>
          <text:list text:continue-numbering="true">
            <text:list-item>
              <text:p text:style-name="P21">Six-sided die<text:s/>example: I THINK THIS STILL NEEDS WORK. IN PARTICULAR, I'M NOT SURE WHETHER A STATE IS REALLY A MOMENT OR TIME-SLICE OF THE WORLD. IF SO, I CAN TALK MORE PRECISELY ABOUT HOW 'EVENTS' ARE EXPRESSIBLE AS PROPERTIES FOR THE PHILOSOPHER. THE PROBLEM I'M HAVING<text:s/>WITH THE IDEA OF A STATE AS A TIME-SLICE OF THE WORLD IS THAT SOME PROPERTIES OF THE WORLD DEPEND ON HISTORICAL FACTS. FOR INSTANCE, A FOOTPRINT IS ONLY A FOOTPRINT IF IT WAS MARKED IN THE PAST BY A FOOT. SIMILARLY FOR LOTS OF INSTITUTIONS AND SOCIAL FACTS. SO IT'S A LITTLE PROBLEMATIC TO THINK OF STATES AS ACTUALIZED<text:s/><text:soft-page-break/>AT A PARTICULAR TIME. EVEN IF WE INCLUDE MEMORIES OF HISTORY AMONG THE PRESENT STATES, THAT IS NOT REALLY ADEQUATE TO CAPTURE THE CONSTITUTIVE ROLE OF HISTORICAL FACTS IN THE PRESENT.</text:p>
            </text:list-item>
            <text:list-item>
              <text:p text:style-name="P22">Acts: *** I'M FINDING THIS TERMINOLOGY A BIT AMBIGUOUS, BECAUSE ACTS ARE DIFFERENT FROM ACTIONS. (ACTIONS SEEM TO BE A NARROWER CATEGORY.)ARE WE TO UNDERSTAND ACTS AS BEHAVIORS? THAT SEEMS TOO NARROW IN A DIFFERENT WAY. I'M ALSO UNCLEAR WHETHER AN INVOLUNTARY CHANGE IN AN INDIVIDUAL (LIKE HAIR GROWING) IS AN ACT OF AN INDIVIDUAL OR OF NATURE.<text:s/></text:p>
            </text:list-item>
            <text:list-item>
              <text:p text:style-name="P23">Dynamics: I THINK THE PRECEDING PARAGRAPH NEEDS MORE INTRODUCTION/CONTEXT. WHICH ACTION? ALSO NEED TO INTRODUCE THAT THERE'S GOING TO BE A SBUJECTIVE/OBJECTIVE DISTINCTION HERE AND WHY. AND WHY ARE THE "POTENTIAL PERIOD-0 STATES" ONES THAT PERTAIN TO INDIVIDUALS' BELIEFS? "POTENTIAL" SEEMS LIKE AN OBJECTIVE FEATURE. AND IS IT JUST ANY INDIVIDUAL, OR ALL INDIVIDUALS OF SOME SORT? (THAT IS, I DON'T REALLY UNDERSTAND WHAT S0 IS<text:s/>SUPPOSED TO BE.)</text:p>
            </text:list-item>
            <text:list-item>
              <text:p text:style-name="P24">States: I WONDER WHY THIS IS REQUIRED. IT DOES SEEM PROBLEMATIC TO THINK THAT NECESSARILY THERE WAS ONLY ONE HISTORY THAT COULD BRING US TO THE STATE OF THE WORLD TODAY. SURELY THERE ARE AT LEAST SOME STATES IN THE PAST THAT ARE<text:s/>IRRELEVANT TO THE PRESENT STATE OF THE WORLD. TO SAY THAT s1 -&gt; s3 &lt;- s2 IS TO SAY THAT THERE IS SOME FEASIBLE PATH FROM S1 TO S3 AND SOME FEASIBLE PATH FROM S2 TO S3. WHAT IF S1 AND S2 JUST DIFFER WITH RESPECT TO SOME PARTICLE THAT FLEETINGLY APPEARS IN S2 AND THEN DISAPPEARS? SO S1 AND S2 ARE DIFFERENT STATES, BUT BOTH ARE EQUALLY ELIGIBLE TO BE PARENTS OF S3.</text:p>
            </text:list-item>
            <text:list-item>
              <text:p text:style-name="P25">Mental Attitudes: IN PHILOSOPHICAL TERMINOLOGY, ALL OF THESE ARE ATTITUDES, SO IT ISN'T ENOUGH TO SAY THAT DESIRES ARE ATTITUDES. CAN WE JUST SAY THAT DESIRES ARE MODELED OR REPRESENTED AS A PARTIAL ORDER RELATION, RATHER THAN SAYING THAT THEY ARE ATTITUDES TOWARD EVENTS?<text:s/></text:p>
            </text:list-item>
            <text:list-item>
              <text:p text:style-name="P26">Intentions:HERE YOU USE THE TERM 'REPRESENT', WHICH IS DIFFERENT THAN YOUR USE OF 'REPRESENT' IN THE PREVIOUS SENTENCE. HOW ABOUT: WE UNDERSTAND AN INTENTION TO BE AN AGENT'S COMMITMENT TO UNDERTAKE A PLAN OF ACTION DESIGNED TO ACTUALIZE AN EVENT. BELOW WE WILL DISCUSS HOW THESE ARE TO BE REPRESENTED.<text:s/></text:p>
            </text:list-item>
            <text:list-item>
              <text:p text:style-name="P27">Beliefs: I'M FINDING THIS RATHER DIFFICULT TO FOLLOW.<text:s/></text:p>
              <text:list text:continue-numbering="true">
                <text:list-item>
                  <text:p text:style-name="P28">Beliefs about trees:<text:s/><text:tab/>DOES<text:s/>THE DEFINITION OF BELIEF IMPLY THAT WE HAVE BELIEFS ABOUT EVERY PAST STATE OF THE WORLD? WE SHOULD DISCUSS THIS.</text:p>
                </text:list-item>
                <text:list-item>
                  <text:p text:style-name="P29">Beliefs with respect to the future: WOULDN'T THIS BE TAKEN CARE OF BY THE HISTORY ENCODED IN THE PRESENT STATE, WITH THE CURRENT MODEL? I AGREE THAT IT WOULD BE BETTER TO TREAT THIS AS PATH PREFERENCE RATHER THAN PREFERENCE OF ONE STATE OVER ANOTHER, BUT IT SEEMS AS THOUGH WE MAY HAVE TWO REDUNDANT WAYS OF TREATING THIS PREFERENCE.<text:s/></text:p>
                </text:list-item>
                <text:list-item>
                  <text:p text:style-name="P30">INTERESTINGLY, GABRIEL IS NOW GOING THROUGH A STAGE WHERE HE INDIVIDUATES THE THINGS HE DESIRES NOT BY THE END STATE BUT BY THE PAIR OF THE END-STATE AND THE AGENT DOING IT. I CLOSE THE BLINDS, AND HE SAYS, "NO, MOMMY DO IT!" SO SHE HAS TO OPEN THE BLINDS AND THEN RE-CLOSE THEM.</text:p>
                </text:list-item>
              </text:list>
            </text:list-item>
            <text:list-item>
              <text:p text:style-name="P31">Intentions:<text:s/></text:p>
              <text:list text:continue-numbering="true">
                <text:list-item>
                  <text:p text:style-name="P32">INTENTIONS AS ATTENTION? PLANS NEED TO ALLOCATE TIME FOR THINKING ABOUT INTENTIONS THEMSELVES. MAY ALSO INTERACT WITH AWARENESS. THINK OF SOME STATES AS TRANSITIONAL: YOU CHANGE YOUR AWARENESS IN THESE<text:s/><text:soft-page-break/>STATES. THEN, IF YOU ARE AWARE OF THESE STATES, YOU CAN AIM (AS PART OF YOUR PLAN) FOR TRANSITIONAL STATES TO BECOME AWARE OF NEW THINGS OR THINGS OF WHICH YOU WANT TO BE AWARE. INTENTIONS TRIGGER PLANS.</text:p>
                </text:list-item>
                <text:list-item>
                  <text:p text:style-name="P33">CAN'T AN INDIVIDUAL HAVE MULTIPLE INTENTIONS IN A GIVEN STATE?</text:p>
                </text:list-item>
                <text:list-item>
                  <text:p text:style-name="P34">I'M NOT CLEAR ON WHETHER YOU'RE SAYING THAT INDIVIDUALS NEED NOT HAVE<text:s/>INTENTIONS AT ALL IN A GIVEN STATE, OR WHETHER YOU'RE TALKING ABOUT DESIRES, BELIEFS, AND INTENTIONS AS APPLIED TO ALL STATES. IT SEEMS THAT IN THE MODEL, EVERYONE HAS A COMPLETE SET OF DESIRES AND BELIEFS REGARDING ALL STATES, RIGHT?</text:p>
                </text:list-item>
                <text:list-item>
                  <text:p text:style-name="P35"/>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vg:panose-1="2 11 6 4 2 2 2 2 2 4"/>
    <style:font-face style:name="Noto Serif CJK SC" svg:font-family="Noto Serif CJK SC" style:font-family-generic="system" svg:panose-1="2 11 6 4 2 2 2 2 2 4"/>
    <style:font-face style:name="Lohit Devanagari" svg:font-family="Lohit Devanagari" style:font-family-generic="system" svg:panose-1="2 11 6 4 2 2 2 2 2 4"/>
    <style:font-face style:name="Basic Sans" svg:font-family="Basic Sans" style:font-family-generic="roman" svg:panose-1="2 11 6 4 2 2 2 2 2 4"/>
    <style:font-face style:name="Times New Roman" svg:font-family="Times New Roman" style:font-family-generic="roman" style:font-pitch="variable" svg:panose-1="2 2 6 3 5 4 5 2 3 4"/>
    <style:font-face style:name="Liberation Sans" svg:font-family="Liberation Sans" style:font-family-generic="swiss" svg:panose-1="2 11 6 4 2 2 2 2 2 4"/>
    <style:font-face style:name="Noto Sans CJK SC" svg:font-family="Noto Sans CJK SC" style:font-family-generic="system" svg:panose-1="2 11 6 4 2 2 2 2 2 4"/>
    <style:font-face style:name="OpenSymbol" svg:font-family="OpenSymbol" style:font-family-generic="roma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default-outline-level="1">
      <style:paragraph-properties fo:keep-with-next="always" fo:keep-together="always" fo:widows="0" fo:orphans="0" fo:margin-top="0.1666in" fo:margin-bottom="0.0416in"/>
      <style:text-properties style:font-name="Basic Sans" style:font-name-asian="Basic Sans" style:font-name-complex="Basic Sans" fo:font-weight="bold" style:font-weight-asian="bold" style:font-weight-complex="bold" fo:font-size="18pt" style:font-size-asian="18pt" style:font-size-complex="18pt" fo:hyphenate="true"/>
    </style:style>
    <style:style style:name="Heading2" style:display-name="Heading 2" style:family="paragraph" style:parent-style-name="Heading1" style:default-outline-level="2">
      <style:text-properties fo:font-size="16pt" style:font-size-asian="16pt" style:font-size-complex="16pt" fo:hyphenate="true"/>
    </style:style>
    <style:style style:name="Heading3" style:display-name="Heading 3" style:family="paragraph" style:parent-style-name="Heading2" style:default-outline-level="3">
      <style:text-properties fo:font-size="14pt" style:font-size-asian="14pt" style:font-size-complex="14pt"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fo:margin-top="0.0833in" fo:margin-bottom="0.0833in"/>
      <style:text-properties fo:font-style="italic" style:font-style-asian="italic" style:font-style-complex="italic" fo:hyphenate="false"/>
    </style:style>
    <style:style style:name="Index" style:display-name="Index" style:family="paragraph" style:parent-style-name="Standard">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ormal1" style:display-name="Normal1" style:family="text">
      <style:text-properties style:font-name="Liberation Serif" style:font-name-asian="Noto Serif CJK SC" style:font-name-complex="Lohit Devanagari" style:use-window-font-color="true" style:letter-kerning="true" fo:font-size="12pt" style:font-size-asian="12pt" style:font-size-complex="12pt" fo:language="en" fo:country="US" style:language-asian="zh" style:country-asian="CN" style:language-complex="hi" style:country-complex="IN"/>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D1" style:display-name="D1"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013in" text:min-label-width="0in" text:list-level-position-and-space-mode="label-alignment">
          <style:list-level-label-alignment text:label-followed-by="listtab" fo:margin-left="0.2506in" fo:text-indent="0.2506in"/>
        </style:list-level-properties>
      </text:list-level-style-number>
      <text:list-level-style-number text:level="2" style:num-suffix=")" style:num-format="A" style:num-letter-sync="true">
        <style:list-level-properties text:space-before="1.0013in" text:min-label-width="0in" text:list-level-position-and-space-mode="label-alignment">
          <style:list-level-label-alignment text:label-followed-by="listtab" fo:margin-left="0.5006in" fo:text-indent="0.5006in"/>
        </style:list-level-properties>
      </text:list-level-style-number>
      <text:list-level-style-number text:level="3" style:num-suffix="." style:num-format="1">
        <style:list-level-properties text:space-before="1.5013in" text:min-label-width="0in" text:list-level-position-and-space-mode="label-alignment">
          <style:list-level-label-alignment text:label-followed-by="listtab" fo:margin-left="0.7506in" fo:text-indent="0.7506in"/>
        </style:list-level-properties>
      </text:list-level-style-number>
      <text:list-level-style-number text:level="4" style:num-suffix="." style:num-format="1">
        <style:list-level-properties text:space-before="2.0013in" text:min-label-width="0in" text:list-level-position-and-space-mode="label-alignment">
          <style:list-level-label-alignment text:label-followed-by="listtab" fo:margin-left="1.0006in" fo:text-indent="1.0006in"/>
        </style:list-level-properties>
      </text:list-level-style-number>
      <text:list-level-style-number text:level="5" style:num-suffix="." style:num-format="1">
        <style:list-level-properties text:space-before="2.5013in" text:min-label-width="0in" text:list-level-position-and-space-mode="label-alignment">
          <style:list-level-label-alignment text:label-followed-by="listtab" fo:margin-left="1.2506in" fo:text-indent="1.2506in"/>
        </style:list-level-properties>
      </text:list-level-style-number>
      <text:list-level-style-number text:level="6" style:num-suffix="." style:num-format="1">
        <style:list-level-properties text:space-before="3.0013in" text:min-label-width="0in" text:list-level-position-and-space-mode="label-alignment">
          <style:list-level-label-alignment text:label-followed-by="listtab" fo:margin-left="1.5006in" fo:text-indent="1.5006in"/>
        </style:list-level-properties>
      </text:list-level-style-number>
      <text:list-level-style-number text:level="7" style:num-suffix="." style:num-format="1">
        <style:list-level-properties text:space-before="3.5013in" text:min-label-width="0in" text:list-level-position-and-space-mode="label-alignment">
          <style:list-level-label-alignment text:label-followed-by="listtab" fo:margin-left="1.7506in" fo:text-indent="1.7506in"/>
        </style:list-level-properties>
      </text:list-level-style-number>
      <text:list-level-style-number text:level="8" style:num-suffix="." style:num-format="1">
        <style:list-level-properties text:space-before="4.0013in" text:min-label-width="0in" text:list-level-position-and-space-mode="label-alignment">
          <style:list-level-label-alignment text:label-followed-by="listtab" fo:margin-left="2.0006in" fo:text-indent="2.0006in"/>
        </style:list-level-properties>
      </text:list-level-style-number>
      <text:list-level-style-number text:level="9" style:num-suffix="." style:num-format="1">
        <style:list-level-properties text:space-before="5.0013in" text:min-label-width="0in" text:list-level-position-and-space-mode="label-alignment">
          <style:list-level-label-alignment text:label-followed-by="listtab" fo:margin-left="2.5006in" fo:text-indent="2.5006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hael Ryall</dc:creator>
    <meta:creation-date>2021-02-11T10:09:00Z</meta:creation-date>
    <dc:date>2021-03-12T22:11:00Z</dc:date>
    <meta:print-date>1969-12-31T19:00:00Z</meta:print-date>
    <meta:template xlink:href="Normal.dotm" xlink:type="simple"/>
    <meta:editing-cycles>2</meta:editing-cycles>
    <meta:editing-duration>PT660S</meta:editing-duration>
    <meta:document-statistic meta:page-count="3" meta:paragraph-count="13" meta:word-count="1022" meta:character-count="6839" meta:row-count="48" meta:non-whitespace-character-count="5830"/>
  </office:meta>
</office:document-meta>
</file>